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c5880" officeooo:paragraph-rsid="001c5880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c5880" officeooo:paragraph-rsid="001c5880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officeooo:rsid="001c5880" officeooo:paragraph-rsid="001c5880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officeooo:paragraph-rsid="001c5880"/>
    </style:style>
    <style:style style:name="P5" style:family="paragraph" style:parent-style-name="Standard">
      <style:paragraph-properties fo:text-align="start" style:justify-single-word="false"/>
      <style:text-properties officeooo:rsid="001dccb8" officeooo:paragraph-rsid="001dccb8"/>
    </style:style>
    <style:style style:name="P6" style:family="paragraph" style:parent-style-name="Standard">
      <style:paragraph-properties fo:text-align="start" style:justify-single-word="false"/>
      <style:text-properties officeooo:rsid="001dccb8" officeooo:paragraph-rsid="001f8d8b"/>
    </style:style>
    <style:style style:name="P7" style:family="paragraph" style:parent-style-name="Standard">
      <style:paragraph-properties fo:text-align="start" style:justify-single-word="false"/>
      <style:text-properties officeooo:rsid="001dccb8" officeooo:paragraph-rsid="001dccb8"/>
    </style:style>
    <style:style style:name="P8" style:family="paragraph" style:parent-style-name="Standard">
      <style:paragraph-properties fo:text-align="start" style:justify-single-word="false"/>
      <style:text-properties officeooo:rsid="001dccb8" officeooo:paragraph-rsid="00265e73"/>
    </style:style>
    <style:style style:name="P9" style:family="paragraph" style:parent-style-name="Standard">
      <style:paragraph-properties fo:text-align="center" style:justify-single-word="false"/>
      <style:text-properties fo:font-size="13pt" officeooo:rsid="001c5880" officeooo:paragraph-rsid="00265e73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officeooo:paragraph-rsid="00265e73"/>
    </style:style>
    <style:style style:name="P11" style:family="paragraph" style:parent-style-name="Standard">
      <style:paragraph-properties fo:text-align="start" style:justify-single-word="false"/>
      <style:text-properties officeooo:rsid="001c5880" officeooo:paragraph-rsid="00265e73"/>
    </style:style>
    <style:style style:name="P12" style:family="paragraph" style:parent-style-name="Standard">
      <style:paragraph-properties fo:text-align="start" style:justify-single-word="false"/>
      <style:text-properties officeooo:rsid="001c5880" officeooo:paragraph-rsid="002674cc"/>
    </style:style>
    <style:style style:name="P13" style:family="paragraph" style:parent-style-name="Standard">
      <style:paragraph-properties fo:text-align="start" style:justify-single-word="false"/>
      <style:text-properties style:text-line-through-style="solid" style:text-line-through-type="single" officeooo:rsid="001dccb8" officeooo:paragraph-rsid="00265e73"/>
    </style:style>
    <style:style style:name="P14" style:family="paragraph" style:parent-style-name="Standard">
      <style:paragraph-properties fo:text-align="center" style:justify-single-word="false" fo:break-before="page"/>
      <style:text-properties fo:font-size="13pt" officeooo:rsid="00265e73" officeooo:paragraph-rsid="00265e73" style:font-size-asian="13pt" style:font-size-complex="13pt"/>
    </style:style>
    <style:style style:name="T1" style:family="text">
      <style:text-properties fo:font-size="13pt" officeooo:rsid="001c5880" style:font-size-asian="13pt" style:font-size-complex="13pt"/>
    </style:style>
    <style:style style:name="T2" style:family="text">
      <style:text-properties fo:font-size="13pt" officeooo:rsid="00265e73" style:font-size-asian="13pt" style:font-size-complex="13pt"/>
    </style:style>
    <style:style style:name="T3" style:family="text">
      <style:text-properties fo:font-size="13pt" officeooo:rsid="002a6756" style:font-size-asian="13pt" style:font-size-complex="13pt"/>
    </style:style>
    <style:style style:name="T4" style:family="text">
      <style:text-properties officeooo:rsid="001d8a13"/>
    </style:style>
    <style:style style:name="T5" style:family="text">
      <style:text-properties fo:color="#ff6666"/>
    </style:style>
    <style:style style:name="T6" style:family="text">
      <style:text-properties fo:color="#ff6666" officeooo:rsid="001d8a13"/>
    </style:style>
    <style:style style:name="T7" style:family="text">
      <style:text-properties fo:color="#ff6666" officeooo:rsid="001f7d2b"/>
    </style:style>
    <style:style style:name="T8" style:family="text">
      <style:text-properties fo:color="#ff6666" officeooo:rsid="00265e73"/>
    </style:style>
    <style:style style:name="T9" style:family="text">
      <style:text-properties fo:color="#000000" officeooo:rsid="001d8a13"/>
    </style:style>
    <style:style style:name="T10" style:family="text">
      <style:text-properties officeooo:rsid="001f7d2b"/>
    </style:style>
    <style:style style:name="T11" style:family="text">
      <style:text-properties officeooo:rsid="001f8d8b"/>
    </style:style>
    <style:style style:name="T12" style:family="text">
      <style:text-properties officeooo:rsid="00208624"/>
    </style:style>
    <style:style style:name="T13" style:family="text">
      <style:text-properties style:text-line-through-style="solid" style:text-line-through-type="single"/>
    </style:style>
    <style:style style:name="T14" style:family="text">
      <style:text-properties style:text-line-through-style="solid" style:text-line-through-type="single" officeooo:rsid="001f7d2b"/>
    </style:style>
    <style:style style:name="T15" style:family="text">
      <style:text-properties officeooo:rsid="00265e73"/>
    </style:style>
    <style:style style:name="T16" style:family="text">
      <style:text-properties officeooo:rsid="002674cc"/>
    </style:style>
    <style:style style:name="T17" style:family="text">
      <style:text-properties fo:color="#ce181e" officeooo:rsid="002674cc"/>
    </style:style>
    <style:style style:name="T18" style:family="text">
      <style:text-properties fo:color="#ce181e" officeooo:rsid="002800b1"/>
    </style:style>
    <style:style style:name="T19" style:family="text">
      <style:text-properties style:text-line-through-style="none" style:text-line-through-typ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lyse de Données</text:p>
      <text:p text:style-name="P3">Porn Data <text:span text:style-name="T15">(out of date)</text:span></text:p>
      <text:p text:style-name="P3"/>
      <text:p text:style-name="P4"><text:span text:style-name="T1">Fichier : t</text:span>umbzilla_labels.csv</text:p>
      <text:p text:style-name="P4"/>
      <text:p text:style-name="P1">Données disponibles dans la base : <text:span text:style-name="T4">(</text:span><text:span text:style-name="T6">rouge</text:span><text:span text:style-name="T4"> pas </text:span><text:span text:style-name="T9">utilisées</text:span><text:span text:style-name="T4">)</text:span></text:p>
      <text:p text:style-name="P1"><text:tab/>-<text:span text:style-name="T5">Numérotation </text:span><text:span text:style-name="T7">(Indexation)</text:span></text:p>
      <text:p text:style-name="P1"><text:tab/>-<text:span text:style-name="T5">URL image miniature</text:span></text:p>
      <text:p text:style-name="P1"><text:tab/>-Longueur de la vidéo</text:p>
      <text:p text:style-name="P1"><text:tab/>-Nombre de vues</text:p>
      <text:p text:style-name="P1"><text:tab/>-Qualité</text:p>
      <text:p text:style-name="P1"><text:tab/>-Titre</text:p>
      <text:p text:style-name="P1"><text:tab/>-<text:span text:style-name="T6">URL de</text:span><text:span text:style-name="T5"> la vidéo</text:span></text:p>
      <text:p text:style-name="P1"><text:tab/>-Votes (nombres de « j’aime »)</text:p>
      <text:p text:style-name="P1"><text:tab/>-Catégorie</text:p>
      <text:p text:style-name="P1"><text:tab/>-Tags</text:p>
      <text:p text:style-name="P1"/>
      <text:p text:style-name="P5">Ce que le programme sera capable de faire :</text:p>
      <text:p text:style-name="P5"><text:tab/>-<text:span text:style-name="T10">Vidéo la plus vue (En tout / Par catégorie)</text:span></text:p>
      <text:p text:style-name="P5"><text:tab/>-<text:span text:style-name="T10">Classement des catégorie les plus populaires (fonction des vues et des j’aime)</text:span></text:p>
      <text:p text:style-name="P5"><text:tab/>-<text:span text:style-name="T11">Longueur moyenne des vidéos proposées</text:span></text:p>
      <text:p text:style-name="P5"><text:tab/>-<text:span text:style-name="T10">Les vidéos les plus « aimées »</text:span></text:p>
      <text:p text:style-name="P6"><text:tab/>-<text:span text:style-name="T10">Les catégories les plus vues</text:span></text:p>
      <text:p text:style-name="P5"><text:tab/></text:p>
      <text:p text:style-name="P5"><text:tab/>-<text:span text:style-name="T10">Les tags les plus rentables (fonction des vues et j’aime)</text:span></text:p>
      <text:p text:style-name="P5"><text:tab/>-<text:span text:style-name="T11">Les tags a mettre pour une catégorie donnée</text:span></text:p>
      <text:p text:style-name="P5"><text:tab/>-<text:span text:style-name="T10">la longueur la plus pertinente</text:span></text:p>
      <text:p text:style-name="P5"/>
      <text:p text:style-name="P5"><text:tab/>-<text:span text:style-name="T12">Entrer des paramètres (durée/qualité/titre/tags/Catégorie) et estime le nombre de vue / j’aime </text:span></text:p>
      <text:p text:style-name="P14">Youtube FR tendance</text:p>
      <text:p text:style-name="P9"/>
      <text:p text:style-name="P10"><text:span text:style-name="T1">Fichier</text:span><text:span text:style-name="T3">s</text:span><text:span text:style-name="T1"> : </text:span><text:span text:style-name="T2">Frvideo.csv</text:span></text:p>
      <text:p text:style-name="P10"><text:span text:style-name="T2"><text:tab/></text:span><text:span text:style-name="T3">FR_category_id.json</text:span></text:p>
      <text:p text:style-name="P10"/>
      <text:p text:style-name="P11">Données disponibles dans la base : <text:span text:style-name="T4">(</text:span><text:span text:style-name="T6">rouge</text:span><text:span text:style-name="T4"> pas </text:span><text:span text:style-name="T9">utilisées</text:span><text:span text:style-name="T4">)</text:span></text:p>
      <text:p text:style-name="P11"><text:tab/>-<text:span text:style-name="T8">Code Youtube de la video (Identifiant)</text:span></text:p>
      <text:p text:style-name="P11"><text:tab/>-<text:span text:style-name="T8">Date d’arriver dans les tendances youtubes</text:span></text:p>
      <text:p text:style-name="P11"><text:tab/>-<text:span text:style-name="T15">Date de publication</text:span></text:p>
      <text:p text:style-name="P11"><text:tab/>-Titre <text:span text:style-name="T15">de la vidéo</text:span></text:p>
      <text:p text:style-name="P11"><text:tab/>-<text:span text:style-name="T15">Nom de Chaine</text:span></text:p>
      <text:p text:style-name="P11"><text:tab/>-Votes <text:span text:style-name="T16">positifs et negatifs</text:span> (nombres de « j’aime » <text:span text:style-name="T16">&amp; « je n’aime pas »</text:span>)</text:p>
      <text:p text:style-name="P11"><text:tab/>-Catégorie <text:span text:style-name="T15">(Initialement en chiffre mais transformé en texte)</text:span></text:p>
      <text:p text:style-name="P12"><text:tab/>-<text:span text:style-name="T16">Nombre de commentaires</text:span></text:p>
      <text:p text:style-name="P12"><text:tab/>-Nombre de vues</text:p>
      <text:p text:style-name="P11"><text:tab/>-Tags</text:p>
      <text:p text:style-name="P11"><text:tab/>-<text:span text:style-name="T17">Commentaires et votes désactivés ? </text:span><text:span text:style-name="T18">(Vrai/Faux)</text:span></text:p>
      <text:p text:style-name="P11"><text:tab/>-<text:span text:style-name="T17">Video supprimée ? </text:span><text:span text:style-name="T18">(V/F)</text:span></text:p>
      <text:p text:style-name="P11"><text:tab/>-<text:span text:style-name="T17">Description de la vidéo</text:span></text:p>
      <text:p text:style-name="P11"/>
      <text:p text:style-name="P8">Ce que le programme sera capable de faire :</text:p>
      <text:p text:style-name="P8"><text:tab/>-<text:span text:style-name="T10">Vidéo la plus vue (En tout / Par catégorie)</text:span></text:p>
      <text:p text:style-name="P8"><text:tab/>-<text:span text:style-name="T16">Vidéo la moins vue (En tout / Par catégorie)</text:span></text:p>
      <text:p text:style-name="P8"><text:tab/>-<text:span text:style-name="T10">Classement des catégorie les plus populaires (fonction des vues et des j’aime)</text:span></text:p>
      <text:p text:style-name="P13"><text:span text:style-name="T19"><text:tab/></text:span>-<text:span text:style-name="T11">Longueur moyenne des vidéos proposées</text:span></text:p>
      <text:p text:style-name="P8"><text:tab/>-<text:span text:style-name="T10">Les vidéos les plus « aimées »</text:span></text:p>
      <text:p text:style-name="P8"><text:tab/>-<text:span text:style-name="T10">Les catégories les plus vues</text:span></text:p>
      <text:p text:style-name="P8"><text:tab/></text:p>
      <text:p text:style-name="P8"><text:tab/>-<text:span text:style-name="T10">Les tags les plus rentables (fonction des vues et j’aime)</text:span></text:p>
      <text:p text:style-name="P8"><text:tab/>-<text:span text:style-name="T11">Les tags a mettre pour une catégorie donnée</text:span></text:p>
      <text:p text:style-name="P8"><text:tab/><text:span text:style-name="T13">-</text:span><text:span text:style-name="T14">la longueur la plus pertinente</text:span></text:p>
      <text:p text:style-name="P8"/>
      <text:p text:style-name="P8"><text:tab/>-<text:span text:style-name="T12">Entrer des paramètres (titre/tags/Catégorie) et estime le nombre de vue / j’aim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0:12:29.510627835</meta:creation-date>
    <dc:date>2018-12-14T09:11:11.769910385</dc:date>
    <meta:editing-duration>PT2H42M36S</meta:editing-duration>
    <meta:editing-cycles>10</meta:editing-cycles>
    <meta:generator>LibreOffice/6.0.6.2$Linux_X86_64 LibreOffice_project/00m0$Build-2</meta:generator>
    <meta:document-statistic meta:table-count="0" meta:image-count="0" meta:object-count="0" meta:page-count="2" meta:paragraph-count="54" meta:word-count="301" meta:character-count="1866" meta:non-whitespace-character-count="1570"/>
  </office:meta>
</office:document-meta>
</file>